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>
        <table:shapes>
          <draw:frame draw:z-index="0" draw:style-name="gr1" svg:width="15.999cm" svg:height="8.999cm" svg:x="20.861cm" svg:y="1.667cm">
            <draw:object draw:notify-on-update-of-ranges="Лист1.B1:Лист1.B1 Лист1.B2:Лист1.B9 Лист1.C1:Лист1.C1 Лист1.C2:Лист1.C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9.132cm" svg:y="0.546cm">
            <draw:object draw:notify-on-update-of-ranges="Лист1.D2:Лист1.D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style-name="ce1" office:value-type="string">
            <text:p>Amount</text:p>
          </table:table-cell>
          <table:table-cell table:style-name="ce1" office:value-type="string">
            <text:p>Total, LSD</text:p>
          </table:table-cell>
          <table:table-cell office:value-type="string">
            <text:p>Total, Bubble</text:p>
          </table:table-cell>
          <table:table-cell office:value-type="string">
            <text:p>Div.</text:p>
          </table:table-cell>
        </table:table-row>
        <table:table-row table:style-name="ro2">
          <table:table-cell table:style-name="ce1" office:value-type="float" office:value="1000">
            <text:p>1000</text:p>
          </table:table-cell>
          <table:table-cell table:style-name="ce1" office:value-type="float" office:value="16000">
            <text:p>16000</text:p>
          </table:table-cell>
          <table:table-cell table:style-name="ce1" office:value-type="float" office:value="755498">
            <text:p>755498</text:p>
          </table:table-cell>
          <table:table-cell table:formula="of:=[.C2]/[.B2]" office:value-type="float" office:value="47.218625">
            <text:p>47,218625</text:p>
          </table:table-cell>
        </table:table-row>
        <table:table-row table:style-name="ro2">
          <table:table-cell table:style-name="ce1" office:value-type="float" office:value="2000">
            <text:p>2000</text:p>
          </table:table-cell>
          <table:table-cell table:style-name="ce1" office:value-type="float" office:value="32000">
            <text:p>32000</text:p>
          </table:table-cell>
          <table:table-cell table:style-name="ce1" office:value-type="float" office:value="2996534">
            <text:p>2996534</text:p>
          </table:table-cell>
          <table:table-cell table:formula="of:=[.C3]/[.B3]" office:value-type="float" office:value="93.6416875">
            <text:p>93,6416875</text:p>
          </table:table-cell>
        </table:table-row>
        <table:table-row table:style-name="ro2">
          <table:table-cell table:style-name="ce1" office:value-type="float" office:value="3000">
            <text:p>3000</text:p>
          </table:table-cell>
          <table:table-cell table:style-name="ce1" office:value-type="float" office:value="48000">
            <text:p>48000</text:p>
          </table:table-cell>
          <table:table-cell table:style-name="ce1" office:value-type="float" office:value="6738430">
            <text:p>6738430</text:p>
          </table:table-cell>
          <table:table-cell table:formula="of:=[.C4]/[.B4]" office:value-type="float" office:value="140.383958333333">
            <text:p>140,3839583333</text:p>
          </table:table-cell>
        </table:table-row>
        <table:table-row table:style-name="ro2">
          <table:table-cell table:style-name="ce1" office:value-type="float" office:value="4000">
            <text:p>4000</text:p>
          </table:table-cell>
          <table:table-cell table:style-name="ce1" office:value-type="float" office:value="64000">
            <text:p>64000</text:p>
          </table:table-cell>
          <table:table-cell table:style-name="ce1" office:value-type="float" office:value="11990089">
            <text:p>11990089</text:p>
          </table:table-cell>
          <table:table-cell table:formula="of:=[.C5]/[.B5]" office:value-type="float" office:value="187.345140625">
            <text:p>187,345140625</text:p>
          </table:table-cell>
        </table:table-row>
        <table:table-row table:style-name="ro2">
          <table:table-cell table:style-name="ce1" office:value-type="float" office:value="5000">
            <text:p>5000</text:p>
          </table:table-cell>
          <table:table-cell table:style-name="ce1" office:value-type="float" office:value="80000">
            <text:p>80000</text:p>
          </table:table-cell>
          <table:table-cell table:style-name="ce1" office:value-type="float" office:value="18670735">
            <text:p>18670735</text:p>
          </table:table-cell>
          <table:table-cell table:formula="of:=[.C6]/[.B6]" office:value-type="float" office:value="233.3841875">
            <text:p>233,3841875</text:p>
          </table:table-cell>
        </table:table-row>
        <table:table-row table:style-name="ro2">
          <table:table-cell table:style-name="ce1" office:value-type="float" office:value="6000">
            <text:p>6000</text:p>
          </table:table-cell>
          <table:table-cell table:style-name="ce1" office:value-type="float" office:value="96000">
            <text:p>96000</text:p>
          </table:table-cell>
          <table:table-cell table:style-name="ce1" office:value-type="float" office:value="26932965">
            <text:p>26932965</text:p>
          </table:table-cell>
          <table:table-cell table:formula="of:=[.C7]/[.B7]" office:value-type="float" office:value="280.55171875">
            <text:p>280,55171875</text:p>
          </table:table-cell>
        </table:table-row>
        <table:table-row table:style-name="ro2">
          <table:table-cell table:style-name="ce1" office:value-type="float" office:value="7000">
            <text:p>7000</text:p>
          </table:table-cell>
          <table:table-cell table:style-name="ce1" office:value-type="float" office:value="112000">
            <text:p>112000</text:p>
          </table:table-cell>
          <table:table-cell table:style-name="ce1" office:value-type="float" office:value="36916871">
            <text:p>36916871</text:p>
          </table:table-cell>
          <table:table-cell table:formula="of:=[.C8]/[.B8]" office:value-type="float" office:value="329.614919642857">
            <text:p>329,6149196429</text:p>
          </table:table-cell>
        </table:table-row>
        <table:table-row table:style-name="ro2">
          <table:table-cell table:style-name="ce1" office:value-type="float" office:value="8000">
            <text:p>8000</text:p>
          </table:table-cell>
          <table:table-cell table:style-name="ce1" office:value-type="float" office:value="128000">
            <text:p>128000</text:p>
          </table:table-cell>
          <table:table-cell table:style-name="ce1" office:value-type="float" office:value="48354544">
            <text:p>48354544</text:p>
          </table:table-cell>
          <table:table-cell table:formula="of:=[.C9]/[.B9]" office:value-type="float" office:value="377.769875">
            <text:p>377,769875</text:p>
          </table:table-cell>
        </table:table-row>
        <table:table-row table:style-name="ro2" table:number-rows-repeated="104856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Лист2" table:style-name="ta1">
        <table:table-column table:style-name="co1" table:default-cell-style-name="Default"/>
        <table:table-row table:style-name="ro3">
          <table:table-cell/>
        </table:table-row>
      </table:table>
      <table:table table:name="Лист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2T09:53:47</meta:creation-date>
    <dc:date>2014-02-02T10:12:39</dc:date>
    <meta:editing-duration>PT3M51S</meta:editing-duration>
    <meta:editing-cycles>1</meta:editing-cycles>
    <meta:document-statistic meta:table-count="3" meta:cell-count="36" meta:object-count="2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641cm" svg:y="0.316cm" chart:style-name="ch2">
          <text:p>Сравнение среднего случая LSD-сортировки и сортировки пузырьком</text:p>
        </chart:title>
        <chart:legend chart:legend-position="end" svg:x="12.618cm" svg:y="3.952cm" style:legend-expansion="high" chart:style-name="ch3"/>
        <chart:plot-area chart:style-name="ch4" table:cell-range-address="Лист1.B1:Лист1.C9" chart:data-source-has-labels="row" svg:x="0.77cm" svg:y="1.635cm" svg:width="11.209cm" svg:height="6.765cm">
          <chartooo:coordinate-region svg:x="2.503cm" svg:y="1.835cm" svg:width="9.382cm" svg:height="5.91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9" chart:label-cell-address="Лист1.B1:Лист1.B1" chart:class="chart:line">
            <chart:data-point chart:repeated="8"/>
          </chart:series>
          <chart:series chart:style-name="ch8" chart:values-cell-range-address="Лист1.C2:Лист1.C9" chart:label-cell-address="Лист1.C1:Лист1.C1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, LSD</text:p>
                <draw:g>
                  <svg:desc>Лист1.B1:Лист1.B1</svg:desc>
                </draw:g>
              </table:table-cell>
              <table:table-cell office:value-type="string">
                <text:p>Total, Bubble</text:p>
                <draw:g>
                  <svg:desc>Лист1.C1:Лист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000">
                <text:p>16000</text:p>
                <draw:g>
                  <svg:desc>Лист1.B2:Лист1.B9</svg:desc>
                </draw:g>
              </table:table-cell>
              <table:table-cell office:value-type="float" office:value="755498">
                <text:p>755498</text:p>
                <draw:g>
                  <svg:desc>Лист1.C2:Лист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000">
                <text:p>32000</text:p>
              </table:table-cell>
              <table:table-cell office:value-type="float" office:value="2996534">
                <text:p>29965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000">
                <text:p>48000</text:p>
              </table:table-cell>
              <table:table-cell office:value-type="float" office:value="6738430">
                <text:p>67384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0">
                <text:p>64000</text:p>
              </table:table-cell>
              <table:table-cell office:value-type="float" office:value="11990089">
                <text:p>119900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0">
                <text:p>80000</text:p>
              </table:table-cell>
              <table:table-cell office:value-type="float" office:value="18670735">
                <text:p>186707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000">
                <text:p>96000</text:p>
              </table:table-cell>
              <table:table-cell office:value-type="float" office:value="26932965">
                <text:p>269329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000">
                <text:p>112000</text:p>
              </table:table-cell>
              <table:table-cell office:value-type="float" office:value="36916871">
                <text:p>369168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000">
                <text:p>128000</text:p>
              </table:table-cell>
              <table:table-cell office:value-type="float" office:value="48354544">
                <text:p>48354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99cm" svg:y="0.316cm" chart:style-name="ch2">
          <text:p>Эффективность LSD-сортировки в сравнении с обычной</text:p>
        </chart:title>
        <chart:legend chart:legend-position="end" svg:x="12.829cm" svg:y="4.201cm" style:legend-expansion="high" chart:style-name="ch3"/>
        <chart:plot-area chart:style-name="ch4" table:cell-range-address="Лист1.D2:Лист1.D9" chart:data-source-has-labels="row" svg:x="0.77cm" svg:y="1.635cm" svg:width="11.42cm" svg:height="6.765cm">
          <chartooo:coordinate-region svg:x="1.577cm" svg:y="1.835cm" svg:width="10.519cm" svg:height="5.91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Лист1.D2:Лист1.D9" chart:label-cell-address="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/LS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.218625">
                <text:p>47.218625</text:p>
                <draw:g>
                  <svg:desc>Лист1.D2:Лист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.6416875">
                <text:p>93.6416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.383958333333">
                <text:p>140.383958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7.345140625">
                <text:p>187.34514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3.3841875">
                <text:p>233.3841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0.55171875">
                <text:p>280.5517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9.614919642857">
                <text:p>329.6149196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7.769875">
                <text:p>377.769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